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78aa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e4405c" draw:fill-color="#e4405c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0.006cm" svg:y="-5.025cm"/>
          <draw:glue-point draw:id="5" svg:x="-0.006cm" svg:y="5.053cm"/>
          <draw:glue-point draw:id="6" svg:x="-4.996cm" svg:y="-3.274cm"/>
          <draw:glue-point draw:id="7" svg:x="-4.996cm" svg:y="0.014cm"/>
          <draw:glue-point draw:id="8" svg:x="-4.996cm" svg:y="3.301cm"/>
          <draw:glue-point draw:id="9" svg:x="5.015cm" svg:y="-3.274cm"/>
          <draw:glue-point draw:id="10" svg:x="5.015cm" svg:y="0.014cm"/>
          <draw:glue-point draw:id="11" svg:x="5.015cm" svg:y="3.301cm"/>
          <draw:glue-point draw:id="12" svg:x="0.006cm" svg:y="0.014cm"/>
          <draw:path draw:style-name="gr1" draw:layer="layout" svg:width="1.795cm" svg:height="1.659cm" svg:x="0cm" svg:y="0.341cm" svg:viewBox="0 0 1796 1660" svg:d="m1796 0c0 193-403 345-898 345-496 0-898-156-898-345v1314c0 193 402 346 898 346 495 0 898-157 898-346z">
            <text:p/>
          </draw:path>
          <draw:path draw:style-name="gr2" draw:layer="layout" svg:width="1.795cm" svg:height="1.659cm" svg:x="0cm" svg:y="0.341cm" svg:viewBox="0 0 1796 1660" svg:d="m1796 0c0 193-403 345-898 345-496 0-898-156-898-345v1314c0 193 402 346 898 346 495 0 898-157 898-346">
            <text:p/>
          </draw:path>
          <draw:path draw:style-name="gr3" draw:layer="layout" svg:width="1.794cm" svg:height="0.69cm" svg:x="0cm" svg:y="0cm" svg:viewBox="0 0 1795 691" svg:d="m897 691c496 0 898-157 898-346 0-193-402-345-898-345-495 0-897 156-897 345 0 193 402 346 897 346z">
            <text:p/>
          </draw:path>
          <draw:path draw:style-name="gr2" draw:layer="layout" svg:width="1.794cm" svg:height="0.69cm" svg:x="0cm" svg:y="0cm" svg:viewBox="0 0 1795 691" svg:d="m897 691c496 0 898-157 898-346 0-193-402-345-898-345-495 0-897 156-897 345 0 193 402 346 897 346">
            <text:p/>
          </draw:path>
          <draw:polygon draw:style-name="gr4" draw:layer="layout" svg:width="0.652cm" svg:height="0.206cm" svg:x="0.115cm" svg:y="0.174cm" svg:viewBox="0 0 653 207" draw:points="578,30 653,142 372,207 433,155 0,81 109,0 527,70">
            <text:p/>
          </draw:polygon>
          <draw:polygon draw:style-name="gr4" draw:layer="layout" svg:width="0.63cm" svg:height="0.191cm" svg:x="1.036cm" svg:y="0.309cm" svg:viewBox="0 0 631 192" draw:points="50,165 0,50 252,0 209,39 631,111 529,192 110,113">
            <text:p/>
          </draw:polygon>
          <draw:polygon draw:style-name="gr4" draw:layer="layout" svg:width="0.341cm" svg:height="0.222cm" svg:x="0.895cm" svg:y="0.066cm" svg:viewBox="0 0 342 223" draw:points="54,77 338,0 342,121 271,107 132,223 0,203 143,91">
            <text:p/>
          </draw:polygon>
          <draw:polygon draw:style-name="gr4" draw:layer="layout" svg:width="0.357cm" svg:height="0.235cm" svg:x="0.548cm" svg:y="0.395cm" svg:viewBox="0 0 358 236" draw:points="280,185 9,236 0,110 77,127 226,0 358,22 199,161">
            <text:p/>
          </draw:polygon>
          <draw:polygon draw:style-name="gr4" draw:layer="layout" svg:width="0.142cm" svg:height="0.39cm" svg:x="0.818cm" svg:y="0.761cm" svg:viewBox="0 0 143 391" draw:points="94,391 94,107 143,107 71,0 0,107 49,107 49,391 95,391">
            <text:p/>
          </draw:polygon>
          <draw:polygon draw:style-name="gr4" draw:layer="layout" svg:width="0.292cm" svg:height="0.292cm" svg:x="0.475cm" svg:y="0.932cm" svg:viewBox="0 0 293 293" draw:points="293,260 91,59 125,25 0,0 24,126 58,92 260,293 292,260">
            <text:p/>
          </draw:polygon>
          <draw:polygon draw:style-name="gr4" draw:layer="layout" svg:width="0.39cm" svg:height="0.142cm" svg:x="0.304cm" svg:y="1.279cm" svg:viewBox="0 0 391 143" draw:points="391,48 107,48 107,0 0,71 107,143 107,94 391,94">
            <text:p/>
          </draw:polygon>
          <draw:polygon draw:style-name="gr4" draw:layer="layout" svg:width="0.292cm" svg:height="0.292cm" svg:x="0.475cm" svg:y="1.467cm" svg:viewBox="0 0 293 293" draw:points="260,0 59,201 25,167 0,293 126,268 92,234 293,32">
            <text:p/>
          </draw:polygon>
          <draw:polygon draw:style-name="gr4" draw:layer="layout" svg:width="0.141cm" svg:height="0.39cm" svg:x="0.818cm" svg:y="1.54cm" svg:viewBox="0 0 142 391" draw:points="48,0 48,283 0,283 71,391 142,283 93,283 93,0 47,0">
            <text:p/>
          </draw:polygon>
          <draw:polygon draw:style-name="gr4" draw:layer="layout" svg:width="0.292cm" svg:height="0.292cm" svg:x="1.01cm" svg:y="1.467cm" svg:viewBox="0 0 293 293" draw:points="0,32 200,233 166,267 293,293 267,166 233,200 32,0 0,31">
            <text:p/>
          </draw:polygon>
          <draw:polygon draw:style-name="gr4" draw:layer="layout" svg:width="0.39cm" svg:height="0.142cm" svg:x="1.084cm" svg:y="1.275cm" svg:viewBox="0 0 391 143" draw:points="0,94 283,94 283,143 391,71 283,0 283,48 0,48">
            <text:p/>
          </draw:polygon>
          <draw:polygon draw:style-name="gr4" draw:layer="layout" svg:width="0.291cm" svg:height="0.292cm" svg:x="1.01cm" svg:y="0.932cm" svg:viewBox="0 0 292 293" draw:points="32,293 233,92 267,126 292,0 166,25 200,59 0,260">
            <text:p/>
          </draw:polygon>
          <draw:path draw:style-name="gr5" draw:layer="layout" svg:width="0.586cm" svg:height="0.586cm" svg:x="0.601cm" svg:y="1.049cm" svg:viewBox="0 0 587 587" svg:d="m461 533c133-94 165-276 72-409-93-132-276-164-409-72-132 93-164 276-72 409 94 133 276 165 409 7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Generic gateway</dc:title>
    <meta:creation-date>2011-02-07T16:44:15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